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aleway" svg:font-family="Raleway, sans-serif"/>
    <style:font-face style:name="Verdana" svg:font-family="Verdana, Arial, Helvetica, sans-serif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bold" officeooo:rsid="001e13a4" officeooo:paragraph-rsid="001e13a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22c54b" officeooo:paragraph-rsid="0022c54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bold" officeooo:rsid="001e13a4" officeooo:paragraph-rsid="001e13a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1fcd60" officeooo:paragraph-rsid="002ed0b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fcd60" officeooo:paragraph-rsid="001fcd6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1e13a4" officeooo:paragraph-rsid="001e13a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227481" officeooo:paragraph-rsid="0022748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1fcd60" officeooo:paragraph-rsid="001fcd6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1fcd60" officeooo:paragraph-rsid="002ed0b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22c54b" officeooo:paragraph-rsid="0022c54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1e13a4" officeooo:paragraph-rsid="001e13a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1f2022" officeooo:paragraph-rsid="001f202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1fcd60" officeooo:paragraph-rsid="002ed0b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1e13a4" officeooo:paragraph-rsid="001e13a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bold" officeooo:rsid="001e13a4" officeooo:paragraph-rsid="0024c4f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bold" officeooo:rsid="001e13a4" officeooo:paragraph-rsid="0022c54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bold" officeooo:rsid="001f2022" officeooo:paragraph-rsid="001f202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bold" officeooo:rsid="001fcd60" officeooo:paragraph-rsid="001fcd6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officeooo:rsid="001e13a4" officeooo:paragraph-rsid="001e13a4"/>
    </style:style>
    <style:style style:name="P20" style:family="paragraph" style:parent-style-name="Standard">
      <style:paragraph-properties fo:text-align="center" style:justify-single-word="false"/>
      <style:text-properties style:font-name="arial" fo:font-size="14pt" fo:font-weight="bold" officeooo:rsid="001e13a4" officeooo:paragraph-rsid="001e13a4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font-weight="bold" officeooo:rsid="001e13a4" officeooo:paragraph-rsid="001e13a4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4pt" fo:font-weight="bold" officeooo:rsid="001e13a4" officeooo:paragraph-rsid="0022c54b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4pt" fo:font-weight="bold" officeooo:rsid="0024c4f3" officeooo:paragraph-rsid="0024c4f3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4pt" fo:font-weight="bold" officeooo:rsid="001fcd60" officeooo:paragraph-rsid="001fcd60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4pt" fo:font-weight="bold" officeooo:rsid="00227481" officeooo:paragraph-rsid="00278c31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4pt" fo:font-weight="normal" officeooo:rsid="001e13a4" officeooo:paragraph-rsid="001e13a4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4pt" fo:font-weight="normal" officeooo:rsid="001e13a4" officeooo:paragraph-rsid="001e13a4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4pt" fo:font-weight="normal" officeooo:rsid="001fcd60" officeooo:paragraph-rsid="001fcd60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4pt" fo:font-weight="normal" officeooo:rsid="0022c54b" officeooo:paragraph-rsid="00278c3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4pt" fo:font-weight="normal" officeooo:rsid="0022c54b" officeooo:paragraph-rsid="00266053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officeooo:paragraph-rsid="001f2022"/>
    </style:style>
    <style:style style:name="P32" style:family="paragraph" style:parent-style-name="Standard">
      <style:paragraph-properties fo:text-align="justify" style:justify-single-word="false"/>
      <style:text-properties style:font-name="arial" officeooo:paragraph-rsid="001fcd60"/>
    </style:style>
    <style:style style:name="P33" style:family="paragraph" style:parent-style-name="Standard">
      <style:paragraph-properties fo:text-align="justify" style:justify-single-word="false"/>
      <style:text-properties style:font-name="arial" officeooo:rsid="001fcd60" officeooo:paragraph-rsid="001fcd60"/>
    </style:style>
    <style:style style:name="P34" style:family="paragraph" style:parent-style-name="Standard">
      <style:paragraph-properties fo:text-align="justify" style:justify-single-word="false"/>
      <style:text-properties officeooo:paragraph-rsid="001fcd60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language="pt" fo:country="PT" officeooo:paragraph-rsid="002967b7"/>
    </style:style>
    <style:style style:name="P36" style:family="paragraph" style:parent-style-name="Text_20_body">
      <style:text-properties style:font-name="arial"/>
    </style:style>
    <style:style style:name="P37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style:font-name="arial" fo:font-size="12pt" officeooo:rsid="002a15e7" style:font-size-asian="12pt" style:font-size-complex="12pt"/>
    </style:style>
    <style:style style:name="P39" style:family="paragraph" style:parent-style-name="Text_20_body">
      <style:text-properties style:font-name="arial" officeooo:rsid="002967b7" officeooo:paragraph-rsid="002967b7"/>
    </style:style>
    <style:style style:name="P40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style:font-size-asian="12pt" style:font-size-complex="12pt"/>
    </style:style>
    <style:style style:name="P41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officeooo:rsid="002967b7" officeooo:paragraph-rsid="002967b7" style:font-size-asian="12pt" style:font-size-complex="12pt"/>
    </style:style>
    <style:style style:name="P42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style:text-underline-style="none" style:font-size-asian="12pt" style:font-size-complex="12pt"/>
    </style:style>
    <style:style style:name="P43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4pt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c54b" style:font-weight-asian="normal" style:font-weight-complex="normal"/>
    </style:style>
    <style:style style:name="T5" style:family="text">
      <style:text-properties fo:font-weight="normal" officeooo:rsid="0027fb25" style:font-weight-asian="normal" style:font-weight-complex="normal"/>
    </style:style>
    <style:style style:name="T6" style:family="text">
      <style:text-properties fo:font-weight="normal" style:font-size-asian="12pt" style:font-weight-asian="normal" style:font-weight-complex="normal"/>
    </style:style>
    <style:style style:name="T7" style:family="text">
      <style:text-properties fo:font-weight="normal" officeooo:rsid="001fcd60" style:font-size-asian="12pt" style:font-weight-asian="normal" style:font-size-complex="12pt" style:font-weight-complex="normal"/>
    </style:style>
    <style:style style:name="T8" style:family="text">
      <style:text-properties fo:font-weight="normal" officeooo:rsid="002fbb21" style:font-size-asian="12pt" style:font-weight-asian="normal" style:font-size-complex="12pt" style:font-weight-complex="normal"/>
    </style:style>
    <style:style style:name="T9" style:family="text">
      <style:text-properties officeooo:rsid="001fcd60"/>
    </style:style>
    <style:style style:name="T10" style:family="text">
      <style:text-properties fo:font-size="14pt" fo:font-weight="normal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22c54b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1fcd60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27fb25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278c31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967b7" style:font-size-asian="14pt" style:font-weight-asian="normal" style:font-size-complex="14pt" style:font-weight-complex="normal"/>
    </style:style>
    <style:style style:name="T17" style:family="text">
      <style:text-properties fo:font-size="14pt" style:font-size-asian="12.25pt" style:font-size-complex="14pt"/>
    </style:style>
    <style:style style:name="T18" style:family="text">
      <style:text-properties fo:font-size="14pt" officeooo:rsid="002ed0bf" style:font-size-asian="12.25pt" style:font-size-complex="14pt"/>
    </style:style>
    <style:style style:name="T19" style:family="text">
      <style:text-properties fo:font-size="14pt" officeooo:rsid="002fbb21" style:font-size-asian="12.25pt" style:font-size-complex="14pt"/>
    </style:style>
    <style:style style:name="T20" style:family="text">
      <style:text-properties fo:font-size="14pt" fo:font-style="italic" style:font-size-asian="12.25pt" style:font-size-complex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278c31" style:font-size-asian="14pt" style:font-size-complex="14pt"/>
    </style:style>
    <style:style style:name="T23" style:family="text">
      <style:text-properties fo:font-size="14pt" officeooo:rsid="002967b7" style:font-size-asian="14pt" style:font-size-complex="14pt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2967b7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278c31" style:font-size-asian="14pt" style:font-weight-asian="bold" style:font-size-complex="14pt" style:font-weight-complex="bold"/>
    </style:style>
    <style:style style:name="T27" style:family="text">
      <style:text-properties fo:font-size="14pt" fo:font-weight="bold" style:font-size-asian="12.25pt" style:font-weight-asian="bold" style:font-size-complex="14pt" style:font-weight-complex="bold"/>
    </style:style>
    <style:style style:name="T28" style:family="text">
      <style:text-properties fo:font-size="14pt" fo:font-weight="bold" officeooo:rsid="002ed0bf" style:font-size-asian="12.25pt" style:font-weight-asian="bold" style:font-size-complex="14pt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278c31" style:font-size-asian="12pt" style:font-size-complex="12pt"/>
    </style:style>
    <style:style style:name="T31" style:family="text">
      <style:text-properties fo:font-size="12pt" officeooo:rsid="002967b7" style:font-size-asian="12pt" style:font-size-complex="12pt"/>
    </style:style>
    <style:style style:name="T32" style:family="text">
      <style:text-properties fo:font-size="12pt" fo:font-weight="normal" officeooo:rsid="001f2022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266053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1fcd60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2fbb21" style:font-size-asian="12pt" style:font-weight-asian="normal" style:font-size-complex="12pt" style:font-weight-complex="normal"/>
    </style:style>
    <style:style style:name="T36" style:family="text">
      <style:text-properties fo:font-style="italic"/>
    </style:style>
    <style:style style:name="T37" style:family="text">
      <style:text-properties fo:font-style="italic" officeooo:rsid="002967b7"/>
    </style:style>
    <style:style style:name="T38" style:family="text">
      <style:text-properties officeooo:rsid="002967b7"/>
    </style:style>
    <style:style style:name="T39" style:family="text">
      <style:text-properties style:font-name="arial" fo:font-size="12pt" style:font-size-asian="12pt" style:font-size-complex="12pt"/>
    </style:style>
    <style:style style:name="T40" style:family="text">
      <style:text-properties style:font-name="arial" fo:font-size="12pt" officeooo:rsid="00278c31" style:font-size-asian="12pt" style:font-size-complex="12pt"/>
    </style:style>
    <style:style style:name="T41" style:family="text">
      <style:text-properties style:font-name="arial" fo:font-size="12pt" officeooo:rsid="002967b7" style:font-size-asian="12pt" style:font-size-complex="12pt"/>
    </style:style>
    <style:style style:name="T42" style:family="text">
      <style:text-properties officeooo:rsid="002c0772"/>
    </style:style>
    <style:style style:name="T43" style:family="text">
      <style:text-properties officeooo:rsid="002ed0bf"/>
    </style:style>
    <style:style style:name="T44" style:family="text">
      <style:text-properties style:font-name="arial"/>
    </style:style>
    <style:style style:name="T45" style:family="text">
      <style:text-properties style:font-name="arial" style:font-size-asian="12pt"/>
    </style:style>
    <style:style style:name="T46" style:family="text">
      <style:text-properties style:font-name="arial" fo:font-size="12pt" fo:font-weight="normal" officeooo:rsid="001fcd60" style:font-size-asian="12pt" style:font-weight-asian="normal" style:font-size-complex="12pt" style:font-weight-complex="normal"/>
    </style:style>
    <style:style style:name="T47" style:family="text">
      <style:text-properties style:font-name="arial" fo:font-size="12pt" fo:font-weight="normal" officeooo:rsid="002fbb21" style:font-size-asian="12pt" style:font-weight-asian="normal" style:font-size-complex="12pt" style:font-weight-complex="normal"/>
    </style:style>
    <style:style style:name="T48" style:family="text">
      <style:text-properties style:font-name="arial" fo:font-size="12pt" fo:font-weight="bold" style:font-size-asian="12pt" style:font-size-complex="12pt"/>
    </style:style>
    <style:style style:name="T49" style:family="text">
      <style:text-properties style:font-name="arial" fo:font-size="12pt" fo:font-weight="bold" officeooo:rsid="002fbb21" style:font-size-asian="12pt" style:font-size-complex="12pt"/>
    </style:style>
    <style:style style:name="T50" style:family="text">
      <style:text-properties style:font-name="arial" fo:font-size="10pt" fo:font-weight="bold"/>
    </style:style>
    <style:style style:name="T51" style:family="text">
      <style:text-properties style:font-name="arial" fo:font-size="10pt" fo:font-weight="bold" officeooo:rsid="002fbb21"/>
    </style:style>
    <style:style style:name="T52" style:family="text">
      <style:text-properties style:font-name="arial" fo:font-weight="normal" officeooo:rsid="001fcd60" style:font-weight-asian="normal" style:font-weight-complex="normal"/>
    </style:style>
    <style:style style:name="T53" style:family="text">
      <style:text-properties style:font-name="arial" fo:font-weight="normal" officeooo:rsid="002fbb21" style:font-weight-asian="normal" style:font-weight-complex="normal"/>
    </style:style>
    <style:style style:name="T54" style:family="text">
      <style:text-properties style:font-name="arial" fo:font-weight="bold"/>
    </style:style>
    <style:style style:name="T55" style:family="text">
      <style:text-properties style:font-name="arial" fo:font-weight="bold" officeooo:rsid="002fbb21"/>
    </style:style>
    <style:style style:name="T56" style:family="text">
      <style:text-properties officeooo:rsid="002fbb21"/>
    </style:style>
    <style:style style:name="T57" style:family="text">
      <style:text-properties style:font-name="Verdana" fo:font-size="10pt"/>
    </style:style>
    <style:style style:name="T58" style:family="text">
      <style:text-properties style:font-name="Verdana" fo:font-size="10pt" fo:font-weight="bold"/>
    </style:style>
    <style:style style:name="T59" style:family="text">
      <style:text-properties style:font-name="Verdana" fo:font-size="10pt" fo:font-weight="bold" officeooo:rsid="002fbb21"/>
    </style:style>
    <style:style style:name="T60" style:family="text">
      <style:text-properties style:font-size-asian="12pt"/>
    </style:style>
    <style:style style:name="T61" style:family="text">
      <style:text-properties fo:font-size="10pt" fo:font-weight="bold"/>
    </style:style>
    <style:style style:name="T62" style:family="text">
      <style:text-properties fo:font-size="10pt" fo:font-weight="bold" officeooo:rsid="002fbb21"/>
    </style:style>
    <style:style style:name="T63" style:family="text">
      <style:text-properties style:font-size-asian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UniSalesiano</text:p>
      <text:p text:style-name="P20">Tecnologia em Análise e Desenvolvimento de Sistema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FreudApp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Araçatuba – SP</text:p>
      <text:p text:style-name="P26">2020</text:p>
      <text:p text:style-name="P26"><text:soft-page-break/><text:tab/><text:tab/>SUMÁRIO</text:p>
      <text:p text:style-name="P27"/>
      <text:p text:style-name="P27"/>
      <text:p text:style-name="P14">1. <text:s/>INTRODUÇÃO – TEMA E PROBLEMATIZAÇÃO</text:p>
      <text:p text:style-name="P14">2. JUSTIFICATIVA</text:p>
      <text:p text:style-name="P14">3. OBJETIVOS</text:p>
      <text:p text:style-name="P14"><text:tab/><text:span text:style-name="T3">3.1 GERAL </text:span></text:p>
      <text:p text:style-name="P6"><text:tab/>3.2 ESPECÍFICOS</text:p>
      <text:p text:style-name="P6"><text:tab/><text:span text:style-name="T43">3.3 CONSIDERAÇÕES</text:span></text:p>
      <text:p text:style-name="P15">4. METODOLOGIA DA PESQUISA</text:p>
      <text:p text:style-name="P16"><text:span text:style-name="T11"><text:tab/>4.</text:span><text:span text:style-name="T13">1</text:span><text:span text:style-name="T11"> </text:span><text:span text:style-name="T4">Oque é HTP</text:span></text:p>
      <text:p text:style-name="P16"><text:span text:style-name="T4"><text:tab/></text:span><text:span text:style-name="T5">4.2 <text:s/>Fundamentos</text:span></text:p>
      <text:p text:style-name="P2"><text:tab/>4.3 <text:s/>Benefícios/Vantagens do HTP</text:p>
      <text:p text:style-name="P2"><text:tab/>4.4 <text:s/>Relatos com a experiência com HTP</text:p>
      <text:p text:style-name="P17">REFERÊNCIAS</text:p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1. INTRODUÇÃO – TEMA E PROBLEMATIZAÇÃO</text:p>
      <text:p text:style-name="P11"/>
      <text:p text:style-name="P1"/>
      <text:p text:style-name="P6">Sabemos que muitas pessoas frequentam a um psicólogo, dentre essas pessoas que frequentam o psicólogo temos dois grupos em um modo grosseiramente divididos, o grupo de pessoa que frequentam o psicologo por rotina, para prevenir qualquer problema, e o grupo de pessoas que necessitam daquele tratamento seja pessoas com: depressão, ansiedade ou algum outros transtorno psicológico.</text:p>
      <text:p text:style-name="P6">Para esse segundo grupo, ir ao psicologo pode ser uma luta, pois tem casos muito avançado aonde o paciente não quer sequer sair de casa, ou ter contato com alguma pessoa “estranha”.</text:p>
      <text:p text:style-name="P6">Partindo disso tivemos a ideia de elaborar este aplicativo para auxiliar o médico a ter um diagnóstico de uma forma mais “fácil”, para que ele consiga traçar uma estratégia mais fácil tanto para ele (médico), quanto ao paciente.</text:p>
      <text:p text:style-name="P27"/>
      <text:p text:style-name="P27"/>
      <text:p text:style-name="P1">2. JUSTIFICATIVA</text:p>
      <text:p text:style-name="P12"/>
      <text:p text:style-name="P12">Um paciente que precisa de um tratamento psicológico geralmente tem problemas em se abrir e confiar em pessoas. De início aceitar que tem que ir à um psicologo, pode ser um pouco frustrante em algumas pessoas, e em alguns casos o paciente tem que ser levado a forças, ou contra a vontade dele. E isso é tudo que o médico não deseja, pois um paciente que não queira estar ali, dificilmente ira conversar e confiar no médico, nesses casos o paciente demanda um certo tempo para confiar no médico, e o médico sem saber “nada” do paciente fica um pouco mais complicado a situação.</text:p>
      <text:p text:style-name="P31"><text:span text:style-name="T32">Com este aplicativo o médico poderá liberar um método para o paciente o método HTP( House, tree and </text:span><text:span text:style-name="T33">person</text:span><text:span text:style-name="T32"> / Casa, árvore, pessoa). </text:span></text:p>
      <text:p text:style-name="P8">O método HTP, serve para obter informação de como a pessoa experiência a sua individualidade em relação ao ambiente do lar e em relação a outras pessoas. É um instrumento sistematizado, que tem várias respostas. E como toda técnica projetiva, ele “estimula a projeção de elementos de personalidade de áreas de conflito dentro da situação terapêutica” (O caso a ser tratado durante as consultas), permitindo assim que estes conflitos, interesses gerais dos indivíduos e aspectos específicos <text:s/>do ambiente que ele ache problemático sejam identificados, além de estabelecer o rapport entre o paciente e terapeuta.</text:p>
      <text:p text:style-name="P32"><text:span text:style-name="T12">(Rapport = </text:span>"Rapport" é uma palavra de origem francesa, que significa “trazer de volta” ou “criar <text:span text:style-name="T9">uma relação. Wikipédia)</text:span></text:p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4"><text:soft-page-break/>3. OBJETIVOS</text:p>
      <text:p text:style-name="P24"/>
      <text:p text:style-name="P28"><text:tab/>3.1 GERAL -</text:p>
      <text:p text:style-name="P28"/>
      <text:p text:style-name="P8">Visamos facilitar o tratamento psicológico, ao menos de início, para que tanto o psicologo quanto o paciente tenham um convívio melhor.</text:p>
      <text:p text:style-name="P8"/>
      <text:p text:style-name="P18"><text:span text:style-name="T3"><text:tab/></text:span><text:span text:style-name="T10">3.2 ESPECÍFICO -</text:span></text:p>
      <text:p text:style-name="P28"/>
      <text:p text:style-name="P8">Especificamente queremos ajudar o paciente, pois só quem passou realmente por necessidade de realizar tratamentos psicológicos sabe como é “ruim”, as vezes não por não querer fazer, mas pelo conflito entre o corpo, suas vontades e entre o seu psicológico. Querer fazer algo, mas não conseguir por motivos que nem mesmo você sabe explicar.</text:p>
      <text:p text:style-name="P18"><text:span text:style-name="T3">Então visamos ajudar principalmente o paciente, para que essas pessoas possam realizar o tratamento com suc</text:span><text:span text:style-name="T6">esso e </text:span><text:span text:style-name="T3">ter uma vida melhor.</text:span></text:p>
      <text:p text:style-name="P8"/>
      <text:p text:style-name="P9"><text:span text:style-name="T17"><text:tab/>3.</text:span><text:span text:style-name="T18">3</text:span><text:span text:style-name="T17"> </text:span><text:span text:style-name="T18">CONSIDERAÇÕES </text:span><text:span text:style-name="T17">-<text:tab/></text:span></text:p>
      <text:p text:style-name="P4"/>
      <text:p text:style-name="P4">O teste HTP possui, assim como as demais técnicas projetivas, um caráter idiossincrático (Buck, 2003). Em outras palavras, o significado da informação obtida fundamenta-se, não no desempenho do indivíduo relativo a grupos previamente estabelecidos, mas em seu próprio desempenho, avaliado por métodos independentes (Tavares, 2003). A esse conjunto de critérios, dá-se o nome de validade clínica, a qual enfatiza o significado singular de um conjunto de indicadores para um sujeito e seu contexto específico, que inclui o contexto de vida e contexto da avaliação (Tavares, 2003).</text:p>
      <text:p text:style-name="P4">O HTP não deve ser considerado como um instrumento único em um processo diagnóstico que vise avaliar aspectos da personalidade de um indivíduo. Assim, recomenda-se que o uso do HTP para indicação de caminhos no processo de investigação realizado a <text:span text:style-name="T36">posteriori</text:span>, discriminando características bizarras salientes e servindo como um complemento para corroborar informações advindas de fontes adicion<text:span text:style-name="T56">ais.</text:span></text:p>
      <text:p text:style-name="P4"/>
      <text:p text:style-name="P4"/>
      <text:p text:style-name="P13">Conforme a Resolução n° 02/2003 do Conselho Federal de Psicologia (CFP), que define e regulamenta o uso, a elaboração e a comercialização de testes psicológicos no Brasil, o HTP é o único teste gráfico projetivo para uso no contexto profissional da avaliação psicológica. Este instrumento foi aprovado pelo Sistema de Avaliação dos Testes Psicológicos (SATEPSI), em janeiro de 2004 (CFP, 2009).</text:p>
      <text:p text:style-name="P8"/>
      <text:p text:style-name="P8"/>
      <text:p text:style-name="P8"/>
      <text:p text:style-name="P32"/>
      <text:p text:style-name="P25">4. METODOLOGIA DA PESQUISA</text:p>
      <text:p text:style-name="P29"><text:tab/></text:p>
      <text:p text:style-name="P30"><text:tab/><text:span text:style-name="T63">4.1 Oque é HTP?</text:span></text:p>
      <text:p text:style-name="P37"/>
      <text:p text:style-name="P37">O HTP foi projetado por John N. Buck (1906-1983), originalmente baseado na escala Goodenough de capacidade intelectual, ou seja é utilizado em avaliações psicológicas para avaliar características de personalidade. O HTP foi desenvolvido em 1948, e atualizado em 1969. Buck incluiu tanto as medidas qualitativas como quantitativas de <text:soft-page-break/>habilidade intelectual no manual (House-Tree-Person™ (H-T-P™) Projective Drawing Technique ) de 350 páginas proposto ao avaliador para classificação e interpretação adequada dos desenhos. </text:p>
      <text:p text:style-name="P40"/>
      <text:p text:style-name="P43"><text:span text:style-name="T30"><text:tab/></text:span><text:span text:style-name="T15">4.2 </text:span><text:span text:style-name="T16">Fundamentos</text:span></text:p>
      <text:p text:style-name="P43"><text:span text:style-name="T31"/></text:p>
      <text:p text:style-name="P40">O desenho é considerado uma das formas de comunicação mais antigas entre os seres humanos (Hammer, 1991; Wechsler, 2003).</text:p>
      <text:p text:style-name="P40">O teste HTP deriva da interpretação das teorias de Sigmund Freud, ampliando-se o conceito de que "A criança é o pai do homem". Considerando que o desenho é um hábito comum entre as crianças, o teste HTP, aplicado em adultos, é utilizado para a detecção da realidade interna, tentando ultrapassar a barreira sobre como utilizamos uma máscara: a beleza, perfeição e estética. Neste sentido, através do uso do desenho, busca-se a exatidão da psique através do que se revela: a essência, o fenômeno existencial, o homem como é.</text:p>
      <text:p text:style-name="P36">Para Hammer<text:span text:style-name="T42">(1991)</text:span> a casa a árvore e a pessoa são conceitos de grande potência simbólica carregadas de experiências emocionais e ideacionais associadas ao desenvolvimento da personalidade que se projetam quando estes conceitos são desenhados. A casa por exemplo, além da qualidade gráfico-estética (tipo perspectiva, proporção, etc.) pode ser interpretada em seus componentes: teto, paredes, porta, janelas, chaminé (fumaça) e acessórios (onde se incluem os componentes de paisagem) na ótica da teoria psicanalítica.</text:p>
      <text:p text:style-name="P39"><text:span text:style-name="T1">Hammer</text:span> também disse: </text:p>
      <text:p text:style-name="P42"><text:span text:style-name="T37">P</text:span><text:span text:style-name="T36">odríamos decir que el dibujo de la casa generalmente representa alguna de las siguientes :entidades fundamentales: a) la imagen de uno mismo, con sus elementos correspondientes: área :de la Fantasia, yo, contacto con la realidad, accesibilidad, predominio oral, anal o Fálico y :b) la percepción de la situación familiar; pasado, presente y futuro deseado, o alguna :combinación de los tres.</text:span> (Hammer, 1978 p.123)</text:p>
      <text:p text:style-name="P41">Tradução:</text:p>
      <text:p text:style-name="P35">Detestaríamos dizer que o desenho da casa geralmente representa um dos seguintes: entidades fundamentais: a) a imagem de si, com seus elementos correspondentes: área: Fantasia, eu, contato com a realidade, acessibilidade, dominância oral, anal o Fálico e: b) a percepção da situação familiar; passado, presente e futuro desejado, ou algum: combinação dos três. (Hammer, 1978, p.123)</text:p>
      <text:p text:style-name="P41"/>
      <text:p text:style-name="P40"><text:tab/><text:span text:style-name="T16">4.3 Vantagens do método HTP</text:span></text:p>
      <text:p text:style-name="P40"/>
      <text:p text:style-name="P43"><text:span text:style-name="T31">O</text:span><text:span text:style-name="T29"> uso de projetivo de desenhos mostram os conflitos mais profundos e são mostrados </text:span><text:span text:style-name="T31">prontamente</text:span><text:span text:style-name="T29"> durante o desenho do que em outras atividades.“Os desenhos </text:span><text:span text:style-name="T31">fornecem</text:span><text:span text:style-name="T29"> um quadro grosseiro da personalidade, que é complementado pelo inquérito posterior ao desenho” (Buck pg, 144).</text:span></text:p>
      <text:p text:style-name="P37">O H.T.P é indicado para indivíduos acima de 8 anos de idade, as crianças são a popu<text:span text:style-name="T38">l</text:span>ação que mais aceita o uso deste teste, por ser uma tar<text:span text:style-name="T38">ef</text:span>a atraente. O seu uso é muito adequado quando não há comunicação verbal direta de materiais conflitivos, onde há obstáculos nas capacidades verbais e motivacionais.</text:p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8"><text:tab/><text:span text:style-name="T14">4.4 Relatos de pacientes do HTP</text:span></text:p>
      <text:p text:style-name="P37">…..</text:p>
      <text:p text:style-name="P7"/>
      <text:p text:style-name="P22"/>
      <text:p text:style-name="P24">REFERÊNCIAS</text:p>
      <text:p text:style-name="P24"/>
      <text:p text:style-name="P5">http://www.uniedu.sed.sc.gov.br/wp-content/uploads/2015/02/Artigo-Simone-da-Rosa.pdf</text:p>
      <text:p text:style-name="P5"/>
      <text:p text:style-name="P5">https://cliapsicologia.com.br/htp-teste-de-personalidade/</text:p>
      <text:p text:style-name="P5"/>
      <text:p text:style-name="P8"><text:span text:style-name="T60">https://br.psicologia-online.com/interpretacao-do-teste-htp-casa-arvore-pessoa-122.html</text:span></text:p>
      <text:p text:style-name="P5"/>
      <text:p text:style-name="P5">Hammer, E. F. (Org.). (1991). <text:span text:style-name="T36">Aplicações clínicas dos desenhos projetivos</text:span>. Rio de Janeiro: Interamericana.</text:p>
      <text:p text:style-name="P5"/>
      <text:p text:style-name="P5">Wechsler, S. (2003). <text:span text:style-name="T36">O Desenho da Figura Humana: Avaliação do desenvolvimento cognitivo de crianças brasileiras</text:span>. Campinas: LAMP/PUC. </text:p>
      <text:p text:style-name="P5"/>
      <text:p text:style-name="P34"><text:span text:style-name="T46">http://pepsic.bvsalud.org/scielo.php?script=sci_arttext&amp;pid=S1677-04712010000100017</text:span><text:span text:style-name="T46"> </text:span><text:span text:style-name="T47">(</text:span><text:span text:style-name="T48">Juliane Callegaro Borsa</text:span><text:span text:style-name="T49">)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aleway" svg:font-family="Raleway, sans-serif"/>
    <style:font-face style:name="Verdana" svg:font-family="Verdana, Arial, Helvetica, sans-serif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5:08:05.879914183</meta:creation-date>
    <dc:date>2020-05-22T11:39:15.728608392</dc:date>
    <meta:editing-duration>PT35M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6" meta:paragraph-count="61" meta:word-count="1261" meta:character-count="8462" meta:non-whitespace-character-count="7230"/>
  </office:meta>
</office:document-meta>
</file>